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5c1" officeooo:paragraph-rsid="000815c1"/>
    </style:style>
    <style:style style:name="P2" style:family="paragraph" style:parent-style-name="Text_20_body">
      <style:text-properties officeooo:paragraph-rsid="000815c1"/>
    </style:style>
    <style:style style:name="P3" style:family="paragraph" style:parent-style-name="Text_20_body">
      <style:text-properties fo:font-style="italic" officeooo:rsid="000815c1" officeooo:paragraph-rsid="000815c1" style:font-style-asian="italic" style:font-style-complex="italic"/>
    </style:style>
    <style:style style:name="P4" style:family="paragraph" style:parent-style-name="Text_20_body">
      <style:text-properties fo:color="#ff6666" fo:font-style="italic" officeooo:rsid="000815c1" officeooo:paragraph-rsid="000815c1" style:font-style-asian="italic" style:font-style-complex="italic"/>
    </style:style>
    <style:style style:name="P5" style:family="paragraph" style:parent-style-name="Heading_20_1">
      <style:text-properties officeooo:rsid="000815c1" officeooo:paragraph-rsid="000815c1"/>
    </style:style>
    <style:style style:name="P6" style:family="paragraph" style:parent-style-name="Heading_20_3">
      <style:text-properties officeooo:rsid="000815c1" officeooo:paragraph-rsid="00081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j jag är en fisk</text:p>
      <text:p text:style-name="P1"/>
      <text:h text:style-name="P6" text:outline-level="3">sasd</text:h>
      <text:p text:style-name="P2"/>
      <text:h text:style-name="P5" text:outline-level="1">asdasd lalal</text:h>
      <text:p text:style-name="P2"/>
      <text:p text:style-name="P3">okasdokok</text:p>
      <text:p text:style-name="P3">ok</text:p>
      <text:p text:style-name="P4"/>
      <text:p text:style-name="P4">asdasdsadasd</text:p>
      <text:p text:style-name="P4">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3:30:35.626242099</meta:creation-date>
    <dc:date>2018-03-01T13:31:43.803440467</dc:date>
    <meta:editing-duration>PT1M8S</meta:editing-duration>
    <meta:editing-cycles>1</meta:editing-cycles>
    <meta:document-statistic meta:table-count="0" meta:image-count="0" meta:object-count="0" meta:page-count="1" meta:paragraph-count="7" meta:word-count="12" meta:character-count="59" meta:non-whitespace-character-count="54"/>
    <meta:generator>LibreOffice/5.1.6.2$Linux_X86_64 LibreOffice_project/10m0$Build-2</meta:generator>
  </office:meta>
</office:document-meta>
</file>